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1.009cm" fo:margin-top="0cm" fo:margin-bottom="0cm" loext:contextual-spacing="false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" style:family="paragraph" style:parent-style-name="Standard_20__28_user_29_">
      <style:paragraph-properties fo:margin-left="0cm" fo:margin-right="1.009cm" fo:margin-top="0cm" fo:margin-bottom="0cm" loext:contextual-spacing="false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style:font-name-asian="Calibri1" style:font-name-complex="Calibri1"/>
    </style:style>
    <style:style style:name="P3" style:family="paragraph" style:parent-style-name="Standard_20__28_user_29_" style:master-page-name="Standard">
      <style:paragraph-properties fo:margin-left="0cm" fo:margin-right="1.009cm" fo:margin-top="0cm" fo:margin-bottom="0cm" loext:contextual-spacing="false" fo:text-align="start" style:justify-single-word="false" fo:text-indent="0cm" style:auto-text-indent="false" style:page-number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language="da" fo:country="DK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fo:language="de" fo:country="DE"/>
    </style:style>
    <style:style style:name="T5" style:family="text">
      <style:text-properties style:font-name="Calibri" fo:language="en" fo:country="US"/>
    </style:style>
    <style:style style:name="T6" style:family="text">
      <style:text-properties style:font-name="Calibri" fo:language="fr" fo:country="FR"/>
    </style:style>
    <style:style style:name="T7" style:family="text">
      <style:text-properties style:font-name="Calibri" fo:language="pt" fo:country="PT"/>
    </style:style>
    <style:style style:name="T8" style:family="text">
      <style:text-properties style:font-name="Calibri" fo:font-size="14pt" style:font-name-asian="Calibri1" style:font-size-asian="14pt" style:font-name-complex="Calibri1" style:font-size-complex="14pt"/>
    </style:style>
    <style:style style:name="T9" style:family="text">
      <style:text-properties style:font-name="Calibri" fo:language="sv" fo:country="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p</text:span><text:span text:style-name="T2">ø</text:span><text:span text:style-name="T1">rreskjema for oversettere i kvensk</text:span></text:p>
      <text:p text:style-name="P2"/>
      <text:p text:style-name="P1"><text:span text:style-name="T1">V</text:span><text:span text:style-name="T2">å</text:span><text:span text:style-name="T4">r unders</text:span><text:span text:style-name="T2">ø</text:span><text:span text:style-name="T1">kelse er for deg som oversetter til og/eller fra kvensk. Dette sp</text:span><text:span text:style-name="T2">ø</text:span><text:span text:style-name="T1">rreskjemaet er delt opp i fire deler som g</text:span><text:span text:style-name="T2">å</text:span><text:span text:style-name="T1">r igjennom 1) enkle sp</text:span><text:span text:style-name="T2">ø</text:span><text:span text:style-name="T1">rsm</text:span><text:span text:style-name="T2">å</text:span><text:span text:style-name="T1">l om din bakgrunn, 2) arbeidet som oversetter, 3) vanskeligheter og muligheter samt 4) </text:span><text:span text:style-name="T2">ø</text:span><text:span text:style-name="T1">vrige synspunkter.</text:span></text:p>
      <text:p text:style-name="P1"><text:span text:style-name="T1"><text:s/></text:span></text:p>
      <text:p text:style-name="P1"><text:span text:style-name="T1">Samtlige svar behandles konfidensielt og kun til det form</text:span><text:span text:style-name="T2">å</text:span><text:span text:style-name="T1">let som sp</text:span><text:span text:style-name="T2">ø</text:span><text:span text:style-name="T1">rreskjemaet krever. Et besvart sp</text:span><text:span text:style-name="T2">ø</text:span><text:span text:style-name="T1">rreskjema betraktes som et samtykke i å delta i studiet. Deltakelsen er frivillig, men den er viktig for v</text:span><text:span text:style-name="T2">å</text:span><text:span text:style-name="T1">r studie. Vi h</text:span><text:span text:style-name="T2">å</text:span><text:span text:style-name="T1">per derfor at du besvarer skjemaet så utfyllende som mulig. </text:span></text:p>
      <text:p text:style-name="P2"/>
      <text:p text:style-name="P1"><text:span text:style-name="T1">Din bakgrunn</text:span></text:p>
      <text:p text:style-name="P2"/>
      <text:p text:style-name="P1"><text:span text:style-name="T1">I dette avsnittet stilles sp</text:span><text:span text:style-name="T2">ø</text:span><text:span text:style-name="T1">rsm</text:span><text:span text:style-name="T2">å</text:span><text:span text:style-name="T1">l om din bakgrunn. Sp</text:span><text:span text:style-name="T2">ø</text:span><text:span text:style-name="T1">rsm</text:span><text:span text:style-name="T2">å</text:span><text:span text:style-name="T1">lene tar for seg grunnleggende informasjon om deg og dine erfaringer. </text:span></text:p>
      <text:p text:style-name="P2"/>
      <text:p text:style-name="P1"><text:span text:style-name="T1">1.Angi ditt kj</text:span><text:span text:style-name="T2">ø</text:span><text:span text:style-name="T1">nn</text:span></text:p>
      <text:p text:style-name="P2"/>
      <text:p text:style-name="P1"><text:span text:style-name="T4">Mann</text:span></text:p>
      <text:p text:style-name="P1"><text:span text:style-name="T1">Kvinne</text:span></text:p>
      <text:p text:style-name="P1"><text:span text:style-name="T2">Annet/Vil ikke svare </text:span></text:p>
      <text:p text:style-name="P2"/>
      <text:p text:style-name="P1"><text:span text:style-name="T1">2. Angi din alder</text:span></text:p>
      <text:p text:style-name="P1"><text:span text:style-name="T1">Tallet må v</text:span><text:span text:style-name="T2">æ</text:span><text:span text:style-name="T1">re mellom 1 og 99</text:span></text:p>
      <text:p text:style-name="P2"/>
      <text:p text:style-name="P1"><text:span text:style-name="T1">3. Hvor lenge har du jobbet som oversetter? Angi antall </text:span><text:span text:style-name="T2">å</text:span><text:span text:style-name="T1">r. Verdien må v</text:span><text:span text:style-name="T2">æ</text:span><text:span text:style-name="T1">re et tall.</text:span></text:p>
      <text:p text:style-name="P2"/>
      <text:p text:style-name="P1"><text:span text:style-name="T1">4. Hvilken utdanningsbakgrunn har du?</text:span></text:p>
      <text:p text:style-name="P2"/>
      <text:p text:style-name="P1"><text:span text:style-name="T1">5. Hvordan jobber du som oversetter?</text:span></text:p>
      <text:p text:style-name="P1"><text:span text:style-name="T5">I firma</text:span></text:p>
      <text:p text:style-name="P1"><text:soft-page-break/><text:span text:style-name="T1">I oversetterfirma </text:span></text:p>
      <text:p text:style-name="P1"><text:span text:style-name="T1">Frilanser</text:span></text:p>
      <text:p text:style-name="P1"><text:span text:style-name="T2">Annet</text:span></text:p>
      <text:p text:style-name="P2"/>
      <text:p text:style-name="P1"><text:span text:style-name="T1">Oversettelsesarbeid</text:span></text:p>
      <text:p text:style-name="P2"/>
      <text:p text:style-name="P1"><text:span text:style-name="T1">I dette avsnittet stilles sp</text:span><text:span text:style-name="T2">ø</text:span><text:span text:style-name="T1">rsm</text:span><text:span text:style-name="T2">å</text:span><text:span text:style-name="T1">l om arbeidet ditt innen oversetting. Sp</text:span><text:span text:style-name="T2">ø</text:span><text:span text:style-name="T1">rsm</text:span><text:span text:style-name="T2">å</text:span><text:span text:style-name="T1">lene g</text:span><text:span text:style-name="T2">å</text:span><text:span text:style-name="T1">r blant annet innom hvor mange oversettelser du gj</text:span><text:span text:style-name="T2">ø</text:span><text:span text:style-name="T1">r, hvilke type tekster du oversetter og hvilke oppdragsgivere du oversetter for.</text:span></text:p>
      <text:p text:style-name="P2"/>
      <text:p text:style-name="P1"><text:span text:style-name="T1">6. Hvor mange oversettelser gj</text:span><text:span text:style-name="T2">ø</text:span><text:span text:style-name="T1">r du per uke? Estimer.</text:span></text:p>
      <text:p text:style-name="P1"><text:span text:style-name="T1">7. Hvor mange oversettelser gj</text:span><text:span text:style-name="T2">ø</text:span><text:span text:style-name="T6">r du per m</text:span><text:span text:style-name="T2">å</text:span><text:span text:style-name="T7">ned? Estimer.</text:span></text:p>
      <text:p text:style-name="P1"><text:span text:style-name="T1">8. Hvor mange oversettelser gj</text:span><text:span text:style-name="T2">ø</text:span><text:span text:style-name="T6">r du per </text:span><text:span text:style-name="T2">å</text:span><text:span text:style-name="T7">r? Estimer.</text:span></text:p>
      <text:p text:style-name="P1"><text:span text:style-name="T1">9. Hvor lang tid tar en oversettelse? Estimer.</text:span></text:p>
      <text:p text:style-name="P1"><text:span text:style-name="T1">10. Hvor mange kunder har du oversatt til?</text:span></text:p>
      <text:p text:style-name="P1"><text:span text:style-name="T1">11. Hvem bestiller oversettelser på kvensk?</text:span></text:p>
      <text:p text:style-name="P1"><text:span text:style-name="T1">12. Hvilke type tekster har du oversatt? Du kan velge flere alternativer.</text:span></text:p>
      <text:p text:style-name="P2"/>
      <text:p text:style-name="P2"/>
      <text:p text:style-name="P1"><text:span text:style-name="T1">Skj</text:span><text:span text:style-name="T2">ø</text:span><text:span text:style-name="T1">nnlitteratur</text:span></text:p>
      <text:p text:style-name="P1"><text:span text:style-name="T1">Pressemeldinger </text:span></text:p>
      <text:p text:style-name="P1"><text:span text:style-name="T1">Dokumenter</text:span></text:p>
      <text:p text:style-name="P1"><text:span text:style-name="T1">Brosjyrer</text:span></text:p>
      <text:p text:style-name="P1"><text:span text:style-name="T1">Internettsider</text:span></text:p>
      <text:p text:style-name="P1"><text:span text:style-name="T1">Lovtekster</text:span></text:p>
      <text:p text:style-name="P1"><text:span text:style-name="T1">Tekniske tekster</text:span></text:p>
      <text:p text:style-name="P1"><text:span text:style-name="T1">Religi</text:span><text:span text:style-name="T2">ø</text:span><text:span text:style-name="T1">se tekster</text:span></text:p>
      <text:p text:style-name="P1"><text:span text:style-name="T2">Annet</text:span></text:p>
      <text:p text:style-name="P2"><text:soft-page-break/></text:p>
      <text:p text:style-name="P1"><text:span text:style-name="T1">13. Hvordan markedsf</text:span><text:span text:style-name="T2">ø</text:span><text:span text:style-name="T1">rer du din oversettelsestjeneste?</text:span></text:p>
      <text:p text:style-name="P2"/>
      <text:p text:style-name="P1"><text:span text:style-name="T1">Vanskeligheter og forbedringsmuligheter</text:span></text:p>
      <text:p text:style-name="P2"/>
      <text:p text:style-name="P2"/>
      <text:p text:style-name="P1"><text:span text:style-name="T1">I dette avsnittet stilles sp</text:span><text:span text:style-name="T2">ø</text:span><text:span text:style-name="T1">rsm</text:span><text:span text:style-name="T2">å</text:span><text:span text:style-name="T1">l om de vanskelighetene og mulighetene til forbedringer som du blir oppmerksom på som oversetter. Sp</text:span><text:span text:style-name="T2">ø</text:span><text:span text:style-name="T1">rsm</text:span><text:span text:style-name="T2">å</text:span><text:span text:style-name="T1">lene avhenger av hvilke problemer du har m</text:span><text:span text:style-name="T2">ø</text:span><text:span text:style-name="T9">tt p</text:span><text:span text:style-name="T1">å og i tilfelle du ser behovet for st</text:span><text:span text:style-name="T2">ø</text:span><text:span text:style-name="T1">tte av noe slag.</text:span></text:p>
      <text:p text:style-name="P2"/>
      <text:p text:style-name="P2"/>
      <text:p text:style-name="P1"><text:span text:style-name="T1">14. Hvilke hjelpemidler bruker du n</text:span><text:span text:style-name="T2">å</text:span><text:span text:style-name="T1">r du oversetter?</text:span></text:p>
      <text:p text:style-name="P1"><text:span text:style-name="T1">15. Hva anser du som vanskelig med oversettelser?</text:span></text:p>
      <text:p text:style-name="P1"><text:span text:style-name="T1">16. Hvilke problemer har du m</text:span><text:span text:style-name="T2">ø</text:span><text:span text:style-name="T9">tt p</text:span><text:span text:style-name="T1">å i oversettelsesarbeidet?</text:span></text:p>
      <text:p text:style-name="P1"><text:span text:style-name="T1">17. Hvilken st</text:span><text:span text:style-name="T2">øtte skulle du behø</text:span><text:span text:style-name="T1">vd i oversettelsesarbeidet?</text:span></text:p>
      <text:p text:style-name="P2"/>
      <text:p text:style-name="P1"><text:span text:style-name="T1">18. Vi unders</text:span><text:span text:style-name="T2">ø</text:span><text:span text:style-name="T1">ker forutsetningene for en oversetterutdannelse for de som oversetter til meänkieli eller kvensk. Hvilke </text:span><text:span text:style-name="T2">ø</text:span><text:span text:style-name="T1">nsker/forventninger har du om utdannelsens arbeidsmetoder og innehold?</text:span></text:p>
      <text:p text:style-name="P2"/>
      <text:p text:style-name="P1"><text:span text:style-name="T1">Øvrige synspunkter</text:span></text:p>
      <text:p text:style-name="P2"/>
      <text:p text:style-name="P1"><text:span text:style-name="T1">I dette avsnittet har du mulighet til å l</text:span><text:span text:style-name="T2">ø</text:span><text:span text:style-name="T1">fte frem </text:span><text:span text:style-name="T2">ø</text:span><text:span text:style-name="T1">vrige synspunkter.</text:span></text:p>
      <text:p text:style-name="P2"/>
      <text:p text:style-name="P1"><text:span text:style-name="T1">19. Er det noe som du hadde villet ta opp i et intervju? Hvis ja, oppgi vennligst e-post og/eller telefonnummeret som du kan n</text:span><text:span text:style-name="T2">å</text:span><text:span text:style-name="T6">s p</text:span><text:span text:style-name="T2">å</text:span><text:span text:style-name="T1">.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 style:default-outline-level="">
      <loext:graphic-properties draw:fill="none" draw:fill-color="#ffffff"/>
      <style:paragraph-properties fo:margin-left="0cm" fo:margin-right="0cm" fo:margin-top="0.282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3" meta:paragraph-count="48" meta:word-count="411" meta:character-count="2682" meta:non-whitespace-character-count="2312"/>
    <meta:generator>LibreOffice/6.4.6.2$Linux_X86_64 LibreOffice_project/40$Build-2</meta:generator>
  </office:meta>
</office:document-meta>
</file>